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mm" fo:margin-right="-19.05mm" fo:text-indent="0mm" style:auto-text-indent="false" style:page-number="auto" fo:background-color="transparent">
        <style:tab-stops/>
      </style:paragraph-properties>
      <style:text-properties style:font-name="Linux Libertine Mono O" fo:font-size="8pt" officeooo:rsid="00109a07" officeooo:paragraph-rsid="00109a07" style:font-size-asian="8pt" style:font-size-complex="8pt"/>
    </style:style>
    <style:style style:name="P2" style:family="paragraph" style:parent-style-name="Standard">
      <loext:graphic-properties draw:fill="none"/>
      <style:paragraph-properties fo:margin-left="-19.05mm" fo:margin-right="-19.05mm" fo:text-indent="0mm" style:auto-text-indent="false" fo:background-color="transparent"/>
      <style:text-properties style:font-name="Linux Libertine Mono O" fo:font-size="8pt" officeooo:paragraph-rsid="00032261" style:font-size-asian="8pt" style:font-size-complex="8pt"/>
    </style:style>
    <style:style style:name="P3" style:family="paragraph" style:parent-style-name="Standard">
      <loext:graphic-properties draw:fill="none"/>
      <style:paragraph-properties fo:margin-left="-19.05mm" fo:margin-right="-19.05mm" fo:text-indent="0mm" style:auto-text-indent="false" fo:background-color="transparent"/>
      <style:text-properties style:font-name="Linux Libertine Mono O" fo:font-size="8pt" officeooo:paragraph-rsid="0016e614" style:font-size-asian="8pt" style:font-size-complex="8pt"/>
    </style:style>
    <style:style style:name="P4" style:family="paragraph" style:parent-style-name="Standard">
      <loext:graphic-properties draw:fill="none"/>
      <style:paragraph-properties fo:margin-left="-19.05mm" fo:margin-right="-19.05mm" fo:text-indent="0mm" style:auto-text-indent="false" fo:background-color="transparent"/>
      <style:text-properties officeooo:paragraph-rsid="00032261"/>
    </style:style>
    <style:style style:name="P5" style:family="paragraph" style:parent-style-name="Standard">
      <loext:graphic-properties draw:fill="none"/>
      <style:paragraph-properties fo:margin-left="-19.05mm" fo:margin-right="-19.05mm" fo:text-indent="0mm" style:auto-text-indent="false" fo:background-color="transparent"/>
      <style:text-properties officeooo:paragraph-rsid="0003226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e614" style:font-weight-asian="bold" style:font-weight-complex="bold"/>
    </style:style>
    <style:style style:name="T3" style:family="text">
      <style:text-properties style:font-name="Linux Libertine Mono O" fo:font-size="8pt" style:font-size-asian="8pt" style:font-size-complex="8pt"/>
    </style:style>
    <style:style style:name="T4" style:family="text">
      <style:text-properties style:font-name="Linux Libertine Mono O" fo:font-size="8pt" officeooo:rsid="0016e614" style:font-size-asian="8pt" style:font-size-complex="8pt"/>
    </style:style>
    <style:style style:name="T5" style:family="text">
      <style:text-properties style:font-name="Linux Libertine Mono O" fo:font-size="8pt" officeooo:rsid="00198629" style:font-size-asian="8pt" style:font-size-complex="8pt"/>
    </style:style>
    <style:style style:name="T6" style:family="text">
      <style:text-properties style:font-name="Linux Libertine Mono O" fo:font-size="8pt" fo:font-weight="bold" style:font-size-asian="8pt" style:font-weight-asian="bold" style:font-size-complex="8pt" style:font-weight-complex="bold"/>
    </style:style>
    <style:style style:name="T7" style:family="text">
      <style:text-properties officeooo:rsid="0019862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/*</text:p>
      <text:p text:style-name="P2"><text:s/>* <text:tab/><text:tab/><text:tab/><text:tab/><text:tab/><text:tab/><text:tab/> <text:s text:c="3"/></text:p>
      <text:p text:style-name="P2"><text:s/>* ,-----------------------------------------. <text:s text:c="19"/>,-----------------------------------------.</text:p>
      <text:p text:style-name="P3"><text:s/>* | ESC <text:s/>| <text:s text:c="2"/>1 <text:s/>| <text:s text:c="2"/>2 <text:s/>| <text:s text:c="2"/>3 <text:s/>| <text:s text:c="2"/>4 <text:s/>| <text:s text:c="2"/>5 <text:s/>| <text:s text:c="19"/>| <text:s text:c="2"/>6 <text:s/>| <text:s text:c="2"/>7 <text:s/>| <text:s text:c="2"/>8 <text:s/>| <text:s text:c="2"/>9 <text:s/>| <text:s text:c="2"/>0 <text:s/>| <text:s/>` <text:s text:c="2"/>|</text:p>
      <text:p text:style-name="P3"><text:s/>* |------+------+------+------+------+------| <text:s text:c="6"/><text:span text:style-name="T1">QWERT</text:span><text:span text:style-name="T2">Y</text:span> <text:s text:c="6"/>|------+------+------+------+------+------|</text:p>
      <text:p text:style-name="P2"><text:s/>* | TAB <text:s/>| <text:s text:c="2"/>Q <text:s/>| <text:s text:c="2"/>W <text:s/>| <text:s text:c="2"/>E <text:s/>| <text:s text:c="2"/>R <text:s/>| <text:s text:c="2"/>T <text:s/>| <text:s text:c="19"/>| <text:s text:c="2"/>Y <text:s/>| <text:s text:c="2"/>U <text:s/>| <text:s text:c="2"/>I <text:s/>| <text:s text:c="2"/>O <text:s/>| <text:s text:c="2"/>P <text:s/>| Bspc |</text:p>
      <text:p text:style-name="P2"><text:s/>* |------+------+------+------+------+------| <text:s text:c="19"/>|------+------+------+------+------+------|</text:p>
      <text:p text:style-name="P2"><text:s/>* |LShift| <text:s text:c="2"/>A <text:s/>| <text:s text:c="2"/>S <text:s/>| <text:s text:c="2"/>D <text:s/>| <text:s text:c="2"/>F <text:s/>| <text:s text:c="2"/>G <text:s/>| .------. <text:s/>,------. | <text:s text:c="2"/>H <text:s/>| <text:s text:c="2"/>J <text:s/>| <text:s text:c="2"/>K <text:s/>| <text:s text:c="2"/>L <text:s/>| <text:s text:c="2"/>; <text:s/>| Del <text:s/>|</text:p>
      <text:p text:style-name="P2"><text:s/>* |------+------+------+------+------+------| | MUTE | <text:s/>|PLAYPS| |------+------+------+------+------+------|</text:p>
      <text:p text:style-name="P2"><text:s/>* |LCtrl | <text:s text:c="2"/>Z <text:s/>| <text:s text:c="2"/>X <text:s/>| <text:s text:c="2"/>C <text:s/>| <text:s text:c="2"/>V <text:s/>| <text:s text:c="2"/>B <text:s/>| '------' <text:s/>'------' | <text:s text:c="2"/>N <text:s/>| <text:s text:c="2"/>M <text:s/>| <text:s text:c="2"/>, <text:s/>| <text:s text:c="2"/>. <text:s/>| <text:s text:c="2"/>/ <text:s/>| Enter|</text:p>
      <text:p text:style-name="P2"><text:s/>* `-----------------------------------------' <text:s/>________ <text:s/>_______ '-----------------------------------------'</text:p>
      <text:p text:style-name="P2"><text:s/>* <text:s text:c="14"/>| LGui | LAlt | INTL |/LOWER| / <text:s text:c="6"/>/ <text:s/>\ <text:s text:c="5"/>\RAISE \| RCTR |LOWER | RGUI |</text:p>
      <text:p text:style-name="P2"><text:s/>* <text:s text:c="14"/>| <text:s text:c="5"/>| <text:s text:c="5"/>| <text:s text:c="5"/>| <text:s text:c="5"/>|/ Space / <text:s text:c="3"/>\Enter \ <text:s text:c="5"/>\ <text:s text:c="5"/>| <text:s text:c="5"/>| <text:s text:c="5"/>|</text:p>
      <text:p text:style-name="P2"><text:s/>* <text:s text:c="14"/>`-----------------------------------' <text:s text:c="4"/>'------''------------'------'------'</text:p>
      <text:p text:style-name="P2"><text:s/>*/</text:p>
      <text:p text:style-name="P2">/*</text:p>
      <text:p text:style-name="P2"><text:s/>* <text:tab/><text:tab/><text:tab/><text:tab/><text:tab/><text:tab/><text:tab/> <text:s text:c="4"/></text:p>
      <text:p text:style-name="P2"><text:s/>* ,-----------------------------------------. <text:s text:c="19"/>,-----------------------------------------.</text:p>
      <text:p text:style-name="P3"><text:s/>* | ESC <text:s/>| <text:s/>1! <text:s/>| <text:s/>2@ <text:s/>| <text:s/>3# <text:s/>| <text:s/>4$ <text:s/>| <text:s/>5% <text:s/>| <text:s text:c="19"/>| <text:s/>6^ <text:s/>| <text:s/>7&amp; <text:s/>| <text:s/>8* <text:s/>| <text:s/>9( <text:s/>| <text:s/>0) <text:s/>| Del <text:s/>|</text:p>
      <text:p text:style-name="P3"><text:s/>* |------+------+------+------+------+------| <text:s text:c="6"/><text:span text:style-name="T1">Dvorak</text:span> <text:s text:c="6"/>|------+------+------+------+------+------|</text:p>
      <text:p text:style-name="P2"><text:s/>* | TAB <text:s/>| <text:s/>'" <text:s/>| <text:s/>,&lt; <text:s/>| <text:s/>.&gt; <text:s/>| <text:s text:c="2"/>P <text:s/>| <text:s text:c="2"/>Y <text:s/>| <text:s text:c="19"/>| <text:s text:c="2"/>F <text:s/>| <text:s text:c="2"/>G <text:s/>| <text:s text:c="2"/>C <text:s/>| <text:s text:c="2"/>R <text:s/>| <text:s text:c="2"/>L <text:s/>| Bspc |</text:p>
      <text:p text:style-name="P2"><text:s/>* |------+------+------+------+------+------| <text:s text:c="19"/>|------+------+------+------+------+------|</text:p>
      <text:p text:style-name="P2"><text:s/>* |LShift| <text:s text:c="2"/>A <text:s/>| <text:s text:c="2"/>O <text:s/>| <text:s text:c="2"/>E <text:s/>| <text:s text:c="2"/>U <text:s/>| <text:s text:c="2"/>I <text:s/>| .------. <text:s/>,------. | <text:s text:c="2"/>D <text:s/>| <text:s text:c="2"/>H <text:s/>| <text:s text:c="2"/>T <text:s/>| <text:s text:c="2"/>N <text:s/>| <text:s text:c="2"/>S <text:s/>| <text:s/>/? <text:s/>|</text:p>
      <text:p text:style-name="P2"><text:s/>* |------+------+------+------+------+------| | MUTE | <text:s/>|PLAYPS| |------+------+------+------+------+------|</text:p>
      <text:p text:style-name="P2"><text:s/>* | LCTR | <text:s/>;: <text:s/>| <text:s text:c="2"/>Q <text:s/>| <text:s text:c="2"/>J <text:s/>| <text:s text:c="2"/>K <text:s/>| <text:s text:c="2"/>X <text:s/>| '------' <text:s/>'------' | <text:s text:c="2"/>B <text:s/>| <text:s text:c="2"/>M <text:s/>| <text:s text:c="2"/>W <text:s/>| <text:s text:c="2"/>V <text:s/>| <text:s text:c="2"/>Z <text:s/>| Enter|</text:p>
      <text:p text:style-name="P2"><text:s/>* `-----------------------------------------' <text:s/>________ <text:s/>_______ '-----------------------------------------'</text:p>
      <text:p text:style-name="P2"><text:s/>* <text:s text:c="14"/>| LGui | LAlt | INTL |/LOWER| / <text:s text:c="6"/>/ <text:s/>\ <text:s text:c="5"/>\RAISE \| RCTR |LOWER | <text:s/>\| <text:s/>|</text:p>
      <text:p text:style-name="P2"><text:s/>* <text:s text:c="14"/>| <text:s text:c="5"/>| <text:s text:c="5"/>| <text:s text:c="5"/>| <text:s text:c="5"/>|/ Space / <text:s text:c="3"/>\Enter \ <text:s text:c="5"/>\ <text:s text:c="5"/>| <text:s text:c="5"/>| <text:s text:c="5"/>|</text:p>
      <text:p text:style-name="P2"><text:s/>* <text:s text:c="14"/>`-----------------------------------' <text:s text:c="4"/>'------''------------'------'------'</text:p>
      <text:p text:style-name="P2"><text:s/>*/</text:p>
      <text:p text:style-name="P2">/*<text:tab/><text:tab/><text:tab/><text:tab/><text:tab/><text:tab/><text:tab/> <text:s text:c="4"/></text:p>
      <text:p text:style-name="P2"><text:s/>* ,-----------------------------------------. <text:s text:c="19"/>,-----------------------------------------.</text:p>
      <text:p text:style-name="P2"><text:s/>* | ____ | <text:s/>F1 <text:s/>| <text:s/>F2 <text:s/>| <text:s/>F3 <text:s/>| <text:s/>F4 <text:s/>| <text:s/>F5 <text:s/>| <text:s text:c="19"/>| <text:s/>F6 <text:s/>| <text:s/>F7 <text:s/>| <text:s/>F8 <text:s/>| <text:s/>F9 <text:s/>| F10 <text:s/>| ____ |</text:p>
      <text:p text:style-name="P3"><text:s/>* |------+------+------+------+------+------| <text:s text:c="7"/><text:span text:style-name="T1">LOWER</text:span> <text:s text:c="6"/>|------+------+------+------+------+------|</text:p>
      <text:p text:style-name="P3"><text:s/>* | ____ |Scrnsh|WinSft| Close| Save | <text:s text:c="5"/>| <text:s text:c="19"/>| <text:s text:c="5"/>| <text:s text:c="5"/>| <text:s/>UP <text:s/>| <text:s text:c="5"/>| F11 <text:s/>| ____ |</text:p>
      <text:p text:style-name="P2"><text:s/>* |------+------+------+------+------+------| <text:s text:c="19"/>|------+------+------+------+------+------|</text:p>
      <text:p text:style-name="P2"><text:s/>* | ____ | Cut <text:s/>| Copy | Paste| WH_U | PGUP | .------. <text:s/>,------. | <text:s text:c="5"/>| LEFT | DOWN |RIGHT | F12 <text:s/>| <text:s text:c="5"/>|</text:p>
      <text:p text:style-name="P2"><text:s/>* |------+------+------+------+------+------| | ____ | <text:s/>| UPDN | |------+------+------+------+------+------|</text:p>
      <text:p text:style-name="P2"><text:s/>* | ____ | Undo | Redo | Lshft| WH_D | PGDN | '------' <text:s/>'------' | <text:s text:c="5"/>| HOME | <text:s text:c="5"/>| END <text:s/>| <text:s text:c="5"/>| ____ |</text:p>
      <text:p text:style-name="P2"><text:s/>* `-----------------------------------------' <text:s/>________ <text:s/>_______ '-----------------------------------------'</text:p>
      <text:p text:style-name="P2"><text:s/>* <text:s text:c="14"/>| LGui | LAlt | INTL |/<text:span text:style-name="T1">LOWER</text:span>| / <text:s text:c="6"/>/ <text:s/>\ <text:s text:c="5"/>\RAISE \| RCTR |LOWER | <text:s/>\| <text:s/>|</text:p>
      <text:p text:style-name="P2"><text:s/>* <text:s text:c="14"/>| <text:s text:c="5"/>| <text:s text:c="5"/>| <text:s text:c="5"/>| <text:s text:c="5"/>|/ Space / <text:s text:c="3"/>\Enter \ <text:s text:c="5"/>\ <text:s text:c="5"/>| <text:s text:c="5"/>| <text:s text:c="5"/>|</text:p>
      <text:p text:style-name="P2"><text:s/>* <text:s text:c="14"/>`-----------------------------------' <text:s text:c="4"/>'------''------------'------'------'</text:p>
      <text:p text:style-name="P2"><text:s/>*/</text:p>
      <text:p text:style-name="P2">/* <text:tab/><text:tab/><text:tab/><text:tab/><text:tab/><text:tab/><text:tab/> <text:s text:c="4"/></text:p>
      <text:p text:style-name="P2"><text:s/>* ,-----------------------------------------. <text:s text:c="19"/>,-----------------------------------------.</text:p>
      <text:p text:style-name="P2"><text:s/>* | ____ | ____ | ____ | ____ | ____ | ____ | <text:s text:c="19"/>| ____ | ____ | ____ | ____ | ____ | ____ |</text:p>
      <text:p text:style-name="P3"><text:s/>* |------+------+------+------+------+------| <text:s text:c="7"/><text:span text:style-name="T1">RAISE</text:span> <text:s text:c="6"/>|------+------+------+------+------+------|</text:p>
      <text:p text:style-name="P2"><text:s/>* | ____ | Ins <text:s/>| Pscr | Menu | <text:s text:c="5"/>| <text:s text:c="5"/>| <text:s text:c="19"/>| <text:s text:c="2"/>^ <text:s/>| <text:s text:c="2"/>&amp; <text:s/>| <text:s text:c="2"/>( <text:s/>| <text:s text:c="2"/>) <text:s/>| <text:s text:c="2"/>* <text:s/>| ____ |</text:p>
      <text:p text:style-name="P2"><text:s/>* |------+------+------+------+------+------| <text:s text:c="19"/>|------+------+------+------+------+------|</text:p>
      <text:p text:style-name="P2"><text:s/>* | ____ | LAt <text:s/>| LCtl |LShift| <text:s text:c="5"/>| Caps | .------. <text:s/>,------. | <text:s text:c="2"/>- <text:s/>| <text:s text:c="2"/>= <text:s/>| <text:s text:c="2"/>{ <text:s/>| <text:s text:c="2"/>} <text:s/>| <text:s text:c="2"/>| <text:s/>| <text:s text:c="2"/>` <text:s/>|</text:p>
      <text:p text:style-name="P2"><text:s/>* |------+------+------+------+------+------| | ____ | <text:s/>| UPDN | |------+------+------+------+------+------|</text:p>
      <text:p text:style-name="P2"><text:s/>* | ____ | Undo | <text:s/>Cut | Copy | Paste| <text:s text:c="5"/>| '------' <text:s/>'------' | <text:s text:c="2"/>_ <text:s/>| <text:s text:c="2"/>+ <text:s/>| <text:s text:c="2"/>[ <text:s/>| <text:s text:c="2"/>] <text:s/>| <text:s text:c="2"/>~ <text:s/>| ____ | </text:p>
      <text:p text:style-name="P2"><text:s/>* `-----------------------------------------' <text:s/>________ <text:s/>_______ '-----------------------------------------'</text:p>
      <text:p text:style-name="P4"><text:span text:style-name="T3"><text:s/>* <text:s text:c="14"/>| LGui | LAlt | INTL |/LOWER| / <text:s text:c="6"/>/ <text:s/>\ <text:s text:c="5"/>\</text:span><text:span text:style-name="T6">RAISE</text:span><text:span text:style-name="T3"> \| RCTR |LOWER | </text:span><text:span text:style-name="T5">NUMP</text:span><text:span text:style-name="T3"> |</text:span></text:p>
      <text:p text:style-name="P4"><text:span text:style-name="T3"><text:s/>* <text:s text:c="14"/>| <text:s text:c="5"/>| <text:s text:c="5"/>| <text:s text:c="5"/>| <text:s text:c="5"/>|/ Space / <text:s text:c="3"/>\Enter \ <text:s text:c="5"/>\ <text:s text:c="5"/>| <text:s text:c="5"/>| </text:span><text:span text:style-name="T5">TOGG</text:span><text:span text:style-name="T3"> |</text:span></text:p>
      <text:p text:style-name="P2"><text:s/>* <text:s text:c="14"/>`-----------------------------------' <text:s text:c="4"/>'------''------------'------'------'</text:p>
      <text:p text:style-name="P2"><text:s/>*/</text:p>
      <text:p text:style-name="P2">/* <text:tab/><text:tab/><text:tab/><text:tab/><text:tab/><text:tab/><text:tab/> <text:s text:c="4"/></text:p>
      <text:p text:style-name="P2"><text:s/>* ,-----------------------------------------. <text:s text:c="19"/>,-----------------------------------------.</text:p>
      <text:p text:style-name="P2"><text:s/>* | <text:s text:c="5"/>| <text:s text:c="5"/>| <text:s text:c="5"/>| <text:s text:c="5"/>| <text:s text:c="5"/>| <text:s text:c="5"/>| <text:s text:c="19"/>| <text:s text:c="5"/>| <text:s text:c="5"/>| <text:s text:c="5"/>| <text:s text:c="5"/>| <text:s text:c="5"/>| <text:s text:c="5"/>|</text:p>
      <text:p text:style-name="P3"><text:s/>* |------+------+------+------+------+------| <text:s text:c="6"/><text:span text:style-name="T1">ADJUST</text:span> <text:s text:c="6"/>|------+------+------+------+------+------|</text:p>
      <text:p text:style-name="P2"><text:s/>* | RESET| <text:s text:c="5"/>| <text:s text:c="5"/>| <text:s text:c="5"/>| <text:s text:c="5"/>| <text:s text:c="5"/>| <text:s text:c="19"/>| <text:s text:c="5"/>| <text:s text:c="5"/>| <text:s text:c="5"/>| <text:s text:c="5"/>| <text:s text:c="5"/>| <text:s text:c="5"/>|</text:p>
      <text:p text:style-name="P2"><text:s/>* |------+------+------+------+------+------| <text:s text:c="19"/>|------+------+------+------+------+------|</text:p>
      <text:p text:style-name="P2"><text:s/>* |RGB_TOG|hue^ |sat ^ | bri ^| <text:s text:c="5"/>| <text:s text:c="5"/>| .------. <text:s/>,------. |desk &lt;| <text:s text:c="5"/>| <text:s text:c="5"/>|desk &gt;| <text:s text:c="5"/>| <text:s text:c="5"/>|</text:p>
      <text:p text:style-name="P2"><text:s/>* |------+------+------+------+------+------| | ____ | <text:s/>| ____ | |------+------+------+------+------+------|</text:p>
      <text:p text:style-name="P2"><text:s/>* | mode |hue dn|sat d |bri dn|DVORAK|QWERTY| '------' <text:s/>'------' | <text:s text:c="5"/>| PREV | PLAY | NEXT | <text:s text:c="5"/>| <text:s text:c="5"/>|</text:p>
      <text:p text:style-name="P2"><text:s/>* `-----------------------------------------' <text:s/>________ <text:s/>_______ '-----------------------------------------'</text:p>
      <text:p text:style-name="P2"><text:s/>* <text:s text:c="14"/>| LGui | LAlt | INTL |/<text:span text:style-name="T1">LOWER</text:span>| / <text:s text:c="6"/>/ <text:s/>\ <text:s text:c="5"/>\<text:span text:style-name="T1">RAISE</text:span> \| RCTR |LOWER | <text:s/>\| <text:s/>|</text:p>
      <text:p text:style-name="P2"><text:s/>* <text:s text:c="14"/>| <text:s text:c="5"/>| <text:s text:c="5"/>| <text:s text:c="5"/>| <text:s text:c="5"/>|/ Space / <text:s text:c="3"/>\Enter \ <text:s text:c="5"/>\ <text:s text:c="5"/>| <text:s text:c="5"/>| <text:s text:c="5"/>|</text:p>
      <text:p text:style-name="P2"><text:s/>* <text:s text:c="14"/>`-----------------------------------' <text:s text:c="4"/>'------''------------'------'------'</text:p>
      <text:p text:style-name="P2"><text:s/>*/</text:p>
      <text:p text:style-name="P2">/* <text:tab/><text:tab/><text:tab/><text:tab/><text:tab/><text:tab/><text:tab/> <text:s text:c="4"/></text:p>
      <text:p text:style-name="P2"><text:s/>* ,-----------------------------------------. <text:s text:c="19"/>,-----------------------------------------.</text:p>
      <text:p text:style-name="P2"><text:s/>* | ____ | <text:s text:c="5"/>| <text:s text:c="5"/>| <text:s text:c="5"/>| <text:s text:c="5"/>| <text:s text:c="5"/>| <text:s text:c="19"/>|NumLck| <text:s text:c="5"/>| <text:s text:c="5"/>| <text:s text:c="5"/>| <text:s text:c="5"/>| ____ |</text:p>
      <text:p text:style-name="P3"><text:s/>* |------+------+------+------+------+------| <text:s text:c="6"/><text:span text:style-name="T1">NUMPA</text:span> <text:s text:c="7"/>|------+------+------+------+------+------|</text:p>
      <text:p text:style-name="P2"><text:s/>* | ____ | <text:s text:c="5"/>| <text:s text:c="5"/>| <text:s text:c="5"/>| <text:s text:c="5"/>| <text:s text:c="5"/>| <text:s text:c="19"/>| <text:s text:c="2"/>^ <text:s/>| <text:s text:c="2"/>7 <text:s/>| <text:s text:c="2"/>8 <text:s/>| <text:s text:c="2"/>9 <text:s/>| <text:s text:c="2"/>* <text:s/>| ____ |</text:p>
      <text:p text:style-name="P2"><text:s/>* |------+------+------+------+------+------| <text:s text:c="19"/>|------+------+------+------+------+------|</text:p>
      <text:p text:style-name="P2"><text:s/>* | ____ | <text:s text:c="5"/>| <text:s text:c="5"/>| <text:s text:c="5"/>| <text:s text:c="5"/>| <text:s text:c="5"/>| .------. <text:s/>,------. | <text:s text:c="2"/>- <text:s/>| <text:s text:c="2"/>4 <text:s/>| <text:s text:c="2"/>5 <text:s/>| <text:s text:c="2"/>6 <text:s/>| <text:s text:c="2"/>/ <text:s/>| <text:s text:c="2"/>| <text:s/>|</text:p>
      <text:p text:style-name="P2"><text:s/>* |------+------+------+------+------+------| | ____ | <text:s/>| ____ | |------+------+------+------+------+------|</text:p>
      <text:p text:style-name="P4"><text:span text:style-name="T3"><text:s/>* | ____ | <text:s text:c="5"/>| <text:s text:c="5"/>| <text:s text:c="5"/>| <text:s text:c="5"/>| <text:s text:c="5"/>| '------' <text:s/>'------' | <text:s text:c="2"/>+ <text:s/>| <text:s text:c="2"/>1 <text:s/>| <text:s text:c="2"/>2 <text:s/>| <text:s text:c="2"/>3 <text:s/>| <text:s text:c="2"/></text:span><text:span text:style-name="T4">=</text:span><text:span text:style-name="T3"> <text:s/>| ENTER|</text:span></text:p>
      <text:p text:style-name="P2"><text:s/>* `-----------------------------------------' <text:s/>________ <text:s/>_______ '-----------------------------------------'</text:p>
      <text:p text:style-name="P4"><text:span text:style-name="T3"><text:s/>* <text:s text:c="14"/>|LCtrl | ???? | LAlt |/LOWER| / <text:s text:c="6"/>/ <text:s/>\ <text:s text:c="5"/>\ RAISE\| <text:s text:c="2"/>0 <text:s/>| <text:s text:c="2"/>. <text:s/>| </text:span><text:span text:style-name="T5">NUMP</text:span><text:span text:style-name="T3"> |</text:span></text:p>
      <text:p text:style-name="P4"><text:span text:style-name="T3"><text:s/>* <text:s text:c="14"/>| <text:s text:c="5"/>| <text:s text:c="5"/>| <text:s text:c="5"/>| <text:s text:c="5"/>|/ Space / <text:s text:c="3"/>\Enter \ <text:s text:c="5"/>\ <text:s text:c="5"/>| <text:s text:c="5"/>| </text:span><text:span text:style-name="T5">TOGG</text:span><text:span text:style-name="T3"> |</text:span></text:p>
      <text:p text:style-name="P2"><text:s/>* <text:s text:c="14"/>`-----------------------------------' <text:s text:c="4"/>'------''------------'------'------'</text:p>
      <text:p text:style-name="P2"><text:s/>*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6mm" fo:page-height="296.93mm" style:num-format="1" style:print-orientation="portrait" fo:margin-top="2.54mm" fo:margin-bottom="2.54mm" fo:margin-left="21.87mm" fo:margin-right="2.54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7T13:18:58.306037616</meta:creation-date>
    <meta:print-date>2022-01-09T11:37:55.348993343</meta:print-date>
    <dc:date>2022-06-17T11:37:50.557787189</dc:date>
    <meta:editing-duration>P1DT4H53M35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1" meta:paragraph-count="86" meta:word-count="1230" meta:character-count="7707" meta:non-whitespace-character-count="4825"/>
  </office:meta>
</office:document-meta>
</file>